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EE00000159A4CFC854A16CA33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001cm" svg:height="4.31cm" draw:transform="rotate (-0.174532925199433) translate (9.973cm 12.754cm)">
          <draw:image xlink:href="Pictures/10000000000000EE00000159A4CFC854A16CA33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2:13:49.228683221</meta:creation-date>
    <dc:date>2018-02-19T12:14:07.359872893</dc:date>
    <meta:editing-duration>PT1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